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stroke-dash="Dash_20_2" svg:stroke-width="0cm" svg:stroke-color="#000000" draw:marker-start="" draw:marker-start-width="0.2cm" draw:marker-start-center="false" draw:marker-end="" draw:marker-end-width="0.2cm" draw:marker-end-center="false" svg:stroke-opacity="100%" draw:stroke-linejoin="round" svg:stroke-linecap="butt" draw:fill="solid" draw:fill-color="#cfe7f5"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 style:family="graphic" style:parent-style-name="standard">
      <style:graphic-properties draw:stroke="solid" draw:stroke-dash="Dash_20_2" svg:stroke-width="0cm" svg:stroke-color="#000000" draw:marker-start="" draw:marker-start-width="0.2cm" draw:marker-start-center="false" draw:marker-end="" draw:marker-end-width="0.2cm" draw:marker-end-center="false" svg:stroke-opacity="100%" draw:stroke-linejoin="round" svg:stroke-linecap="butt" draw:fill="solid" draw:fill-color="#cfe7f5"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24" dr3d:vertical-segments="89" dr3d:edge-rounding="10%" dr3d:back-scale="100%" dr3d:end-angle="1800" dr3d:backface-culling="enabled" dr3d:close-front="true" dr3d:close-back="true" dr3d:normals-kind="object" dr3d:normals-direction="inverse" dr3d:texture-filter="enabled" dr3d:diffuse-color="#00b8ff" dr3d:emissive-color="#000000" dr3d:specular-color="#ffffff" dr3d:shininess="15%" dr3d:shadow="hidden"/>
    </style:style>
    <style:style style:name="gr3" style:family="graphic" style:parent-style-name="standard">
      <style:graphic-properties draw:stroke="solid" svg:stroke-width="0cm" svg:stroke-color="#000000" draw:marker-start="" draw:marker-start-width="0.2cm" draw:marker-start-center="false" draw:marker-end="" draw:marker-end-width="0.2cm" draw:marker-end-center="false" svg:stroke-opacity="100%" draw:stroke-linejoin="round" svg:stroke-linecap="butt" draw:fill="solid" draw:fill-color="#cfe7f5"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4" style:family="graphic" style:parent-style-name="standard">
      <style:graphic-properties draw:stroke="solid" svg:stroke-color="#000000" draw:fill="solid" draw:fill-color="#cfe7f5" dr3d:vertical-segments="89" dr3d:close-front="true" dr3d:close-back="true"/>
    </style:style>
    <style:style style:name="gr5" style:family="graphic" style:parent-style-name="standard">
      <style:graphic-properties draw:stroke="solid" svg:stroke-width="0cm" svg:stroke-color="#808080" draw:marker-start="" draw:marker-start-width="0.2cm" draw:marker-start-center="false" draw:marker-end="" draw:marker-end-width="0.2cm" draw:marker-end-center="false" svg:stroke-opacity="100%" draw:stroke-linejoin="round" svg:stroke-linecap="butt" draw:fill="solid" draw:fill-color="#cfe7f5"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6" style:family="graphic" style:parent-style-name="standard">
      <style:graphic-properties draw:stroke="solid" dr3d:vertical-segments="89" dr3d:close-front="true" dr3d:close-back="true"/>
    </style:style>
    <style:style style:name="gr7" style:family="graphic" style:parent-style-name="standard">
      <style:graphic-properties draw:stroke="solid" draw:stroke-dash="Dash_20_2" svg:stroke-width="0cm" svg:stroke-color="#808080" draw:marker-start="" draw:marker-start-width="0.2cm" draw:marker-start-center="false" draw:marker-end="" draw:marker-end-width="0.2cm" draw:marker-end-center="false" svg:stroke-opacity="100%" draw:stroke-linejoin="round" svg:stroke-linecap="butt" draw:fill="solid" draw:fill-color="#cfe7f5"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8" style:family="graphic" style:parent-style-name="standard">
      <style:graphic-properties draw:stroke="solid" draw:stroke-dash="Dash_20_2" svg:stroke-width="0cm" svg:stroke-color="#808080" draw:marker-start="" draw:marker-start-width="0.2cm" draw:marker-start-center="false" draw:marker-end="" draw:marker-end-width="0.2cm" draw:marker-end-center="false" svg:stroke-opacity="100%" draw:stroke-linejoin="round" svg:stroke-linecap="butt" draw:fill="solid" draw:fill-color="#cfe7f5"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24" dr3d:vertical-segments="89" dr3d:edge-rounding="0%" dr3d:back-scale="100%" dr3d:end-angle="3600" dr3d:backface-culling="enabled" dr3d:close-front="true" dr3d:close-back="true" dr3d:normals-kind="object" dr3d:normals-direction="inverse" dr3d:texture-filter="enabled" dr3d:diffuse-color="#00b8ff" dr3d:emissive-color="#000000" dr3d:specular-color="#ffffff" dr3d:shininess="15%" dr3d:shadow="hidden"/>
    </style:style>
  </office:automatic-styles>
  <office:body>
    <office:drawing>
      <draw:page draw:name="page1" draw:style-name="dp1" draw:master-page-name="Default">
        <draw:g>
          <dr3d:scene draw:style-name="gr1" svg:width="2.857cm" svg:height="2.972cm" svg:x="16.867cm" svg:y="26.603cm" dr3d:transform="matrix (-0.438513270182552 -0.89865886031632 0.0108795518640941 -0.882469243835746 0.432842206075322 0.184107735643587 -0.17015917711885 0.0711328153161949 -0.98284585618876 -9.32901046544434cm 3.89592090605992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 draw:layer="layout" svg:viewBox="0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aw:g>
            <dr3d:scene draw:style-name="gr3" svg:width="1.688cm" svg:height="1.342cm" svg:x="16.535cm" svg:y="26.5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688cm" svg:height="1.342cm" svg:x="16.935cm" svg:y="14.5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688cm" svg:height="1.342cm" svg:x="7.835cm" svg:y="12.1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688cm" svg:height="1.342cm" svg:x="12.235cm" svg:y="22.6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688cm" svg:height="1.342cm" svg:x="14.335cm" svg:y="22.4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688cm" svg:height="1.342cm" svg:x="13.135cm" svg:y="12.1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3.746cm" svg:height="5.902cm" svg:x="10.604cm" svg:y="7.907cm" dr3d:transform="matrix (0.795928770112992 0.410768366792913 0.444709727517516 -0.503752942304832 0.856789158486025 0.110205766727636 -0.335753430400413 -0.311739774079413 0.888868914537612 -4.57049135933333cm 8.39081585440467cm 1.073748078932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688cm" svg:height="1.342cm" svg:x="12.535cm" svg:y="18.5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688cm" svg:height="1.342cm" svg:x="10.335cm" svg:y="7.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4.346cm" svg:height="5.843cm" svg:x="9.235cm" svg:y="0.23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2.722cm" svg:height="1.342cm" svg:x="10.035cm" svg:y="5.3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5.58cm" svg:height="8.052cm" svg:x="8.958cm" svg:y="6.044cm" dr3d:transform="matrix (0.995960161183381 0.0893041582693549 -0.00938747310905047 -0.0894353034763808 0.995885228215369 -0.0146266439932994 0.00804262566944565 0.0154071262155254 0.999848956910054 -0.940818215645509cm 9.9271948427791cm -0.189978760108547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5" svg:width="4.881cm" svg:height="1.905cm" svg:x="9.735cm" svg:y="13.4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7" svg:width="6.223cm" svg:height="4.669cm" svg:x="9.074cm" svg:y="14.88cm" dr3d:transform="matrix (0.717298617939492 0.177704306708848 -0.673723884153756 -0.00778483473659866 0.968913685166371 0.247276499177422 0.696722390231734 -0.172126262012642 0.69638384593221 -0.0894452333684446cm 9.67217156945929cm 2.46853112841193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3.951cm" svg:height="5.761cm" svg:x="8.074cm" svg:y="7.825cm" dr3d:transform="matrix (0.689550022818236 -0.265738393823977 -0.673723884153756 0.549229783067664 0.798248694547006 0.247276499177422 0.472088351289053 -0.540538738391476 0.69638384593221 5.5830068332476cm 7.92092267700537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688cm" svg:height="1.342cm" svg:x="10.435cm" svg:y="7.9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3.4cm" svg:height="5.398cm" svg:x="12.729cm" svg:y="18.418cm" dr3d:transform="matrix (0.473878345932141 0.567040951940328 -0.673723884153756 -0.57852796655994 0.777277122307465 0.247276499177422 0.663886063390877 0.272589130304253 0.69638384593221 -5.38247542190778cm 7.47283444133007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688cm" svg:height="1.342cm" svg:x="10.235cm" svg:y="18.7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688cm" svg:height="1.342cm" svg:x="9.835cm" svg:y="16.3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3.972cm" svg:height="5.756cm" svg:x="7.545cm" svg:y="11.934cm" dr3d:transform="matrix (0.485357919171769 0.557246640382899 -0.673723884153756 -0.562536180780975 0.788927993081059 0.247276499177422 0.669313630228462 0.258976453591948 0.69638384593221 -5.08253337164014cm 7.78795562367484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4.469cm" svg:height="4.936cm" svg:x="13.695cm" svg:y="11.453cm" dr3d:transform="matrix (0.177595048325855 0.717325676893637 -0.673723884153756 -0.860557967976913 0.445302500224286 0.247276499177422 0.477388712226816 0.53586337490361 0.69638384593221 -7.95483604332057cm 4.56976713266994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1.688cm" svg:height="1.342cm" svg:x="7.435cm" svg:y="25.08cm" dr3d:transform="matrix (0.717298617939492 0.177704306708848 -0.673723884153756 -0.00778483473659866 0.968913685166371 0.247276499177422 0.696722390231734 -0.172126262012642 0.69638384593221 -0.0894452333684446cm 9.67217156945929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5.716cm" svg:height="3.782cm" svg:x="7.959cm" svg:y="22.755cm" dr3d:transform="matrix (0.398674955758252 -0.672173042133526 -0.623892363376985 0.903326167305335 0.405247326037297 0.140628731776516 0.158303869544015 -0.619643450839741 0.768753457695515 10.0106852879511cm 7.33072392391468cm 1.4117269131699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3.466cm" svg:height="5.553cm" svg:x="10.487cm" svg:y="18.564cm" dr3d:transform="matrix (0.382654768539942 0.632195741866726 -0.673723884153756 -0.689442933372772 0.680825068998564 0.247276499177422 0.615015259758638 0.369872639416164 0.69638384593221 -4.34102585122676cm 9.73322473825956cm 2.46853112841193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3" svg:width="4.521cm" svg:height="4.675cm" svg:x="14.078cm" svg:y="22.98cm" dr3d:transform="matrix (0.677265898735989 0.389960538169204 -0.623892363376985 -0.39354699978927 0.908484627693716 0.140628731776516 0.621636277389116 0.150287923383727 0.768753457695515 -3.64868942940792cm 11.7622098845373cm 1.41172691316999cm)" dr3d:vrp="(0 0 13718.8571428571)" dr3d:vpn="(0 0 10162.8571428571)" dr3d:projection="perspective" dr3d:distance="3.55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1" svg:width="2.857cm" svg:height="2.972cm" svg:x="10.707cm" svg:y="16.452cm" dr3d:transform="matrix (-0.438513270182552 -0.89865886031632 0.0108795518640941 -0.882469243835746 0.432842206075322 0.184107735643587 -0.17015917711885 0.0711328153161949 -0.98284585618876 -9.32901046544434cm 3.89592090605992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 draw:layer="layout" svg:viewBox="0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1" svg:width="2.857cm" svg:height="2.972cm" svg:x="17.82cm" svg:y="14.545cm" dr3d:transform="matrix (-0.438513270182552 -0.89865886031632 0.0108795518640941 -0.882469243835746 0.432842206075322 0.184107735643587 -0.17015917711885 0.0711328153161949 -0.98284585618876 -9.32901046544434cm 3.89592090605992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 draw:layer="layout" svg:viewBox="0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3d:scene draw:style-name="gr1" svg:width="2.746cm" svg:height="3.512cm" svg:x="5.953cm" svg:y="25.273cm" dr3d:transform="matrix (-0.629951362292766 0.776558379322966 0.0108795518640941 0.764589484235059 0.617662741529187 0.184107735643587 0.136250510981219 0.124297309825791 -0.98284585618876 7.0857854610632cm 5.92275277844155cm 0.626585583722564cm)" dr3d:vrp="(0 0 13726.9874285714)" dr3d:vpn="(0 0 10170.9874285714)" dr3d:projection="perspective" dr3d:distance="3.556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 draw:layer="layout" svg:viewBox="0 -14335 1778 8702" svg:d="M889-14335l-30.4052062868277 2.14649595588526-29.8695222121687 6.47430089205955-29.373657402456 10.8543253648368-28.9176118576897 15.2865693742242-28.5013855778689 19.7710329202127-28.1249785629934 24.307716002806-27.7883908130661 28.8966186220077-27.4916223280834 33.5377407778105-27.234673108047 38.2310824702217-27.0175431529569 42.9766436992359-53.54297350043 100.398849231935-53.1522848594241 120.007728587256-53.080150337988 140.034364235416-51.3187418346961 154.966022377786-47.8111551368247 165.28508643062-86.0323413819815 366.092690688632-74.8003681963219 421.064923906635-65.4339774145419 485.167808462418-53.1320203446012 519.929500049424-37.1060090856899 527.57803222947-21.7628483794524 547.699266090021-7.10253822589038 580.293201631082 7.10253822589038 580.293201631082 21.7628483794524 547.699266090021 37.1060090856899 527.57803222947 53.1320203446012 519.929500049426 65.4339774145419 485.167808462419 74.8003681963219 421.064923906635 86.0323413819815 366.092690688632 47.8111551368247 165.285086430622 51.3187418346961 154.966022377786 53.080150337988 140.034364235416 53.1522848594241 120.007728587256 53.54297350043 100.398849231936 27.0175431529569 42.976643699235 27.234673108047 38.2310824702217 27.4916223280834 33.5377407778114 27.7883908130652 28.8966186220059 28.1249785629934 24.307716002807 28.5013855778679 19.7710329202127 28.9176118576897 15.2865693742233 29.373657402456 10.8543253648377 29.8695222121687 6.47430089205955 30.4052062868286 2.14649595588526 30.4052062868286-2.14649595588526 29.8695222121687-6.47430089205955 29.373657402456-10.8543253648377 28.9176118576897-15.2865693742233 28.5013855778689-19.7710329202127 28.1249785629934-24.307716002806 27.7883908130661-28.8966186220059 27.4916223280834-33.5377407778105 27.234673108047-38.2310824702208 27.0175431529569-42.976643699235 53.5429735004291-100.398849231935 53.1522848594241-120.007728587258 53.080150337988-140.034364235416 51.3187418346961-154.966022377786 47.8111551368256-165.285086430621 86.0323413819815-366.092690688631 74.8003681963219-421.064923906634 65.4339774145419-485.167808462419 53.1320203446012-519.929500049423 37.1060090856899-527.57803222947 21.7628483794524-547.699266090023 7.10253822589038-580.293201631082-7.10253822589038-580.293201631081-21.7628483794524-547.699266090021-37.1060090856899-527.57803222947-53.1320203446012-519.929500049428-65.4339774145419-485.167808462418-74.800368196321-421.064923906635-86.0323413819806-366.092690688632-47.8111551368256-165.28508643062-51.3187418346961-154.966022377788-53.080150337988-140.034364235418-53.1522848594241-120.007728587256-53.5429735004291-100.398849231935-27.0175431529569-42.9766436992359-27.234673108047-38.2310824702217-27.4916223280834-33.5377407778105-27.7883908130661-28.8966186220077-28.1249785629934-24.307716002806-28.5013855778689-19.7710329202127-28.9176118576897-15.2865693742242-29.373657402456-10.8543253648368-29.8695222121687-6.47430089205955z"/>
            </dr3d:scen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ravis Malmquist</meta:initial-creator>
    <meta:creation-date>2018-12-18T11:20:48.60</meta:creation-date>
    <dc:date>2018-12-18T12:40:39.79</dc:date>
    <dc:creator>Travis Malmquist</dc:creator>
    <meta:editing-duration>PT2M27S</meta:editing-duration>
    <meta:editing-cycles>2</meta:editing-cycles>
    <meta:generator>OpenOffice/4.1.5$Win32 OpenOffice.org_project/415m1$Build-9789</meta:generator>
    <meta:document-statistic meta:object-count="60"/>
  </office:meta>
</office:document-meta>
</file>